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9.2 -->
  <office:font-face-decls>
    <style:font-face style:name="Calibri" svg:font-family="Calibri" style:font-pitch="variable" style:font-family-generic="swiss"/>
    <style:font-face style:name="新細明體" svg:font-family="新細明體" style:font-pitch="variable" style:font-family-generic="roman"/>
    <style:font-face style:name="Times New Roman" svg:font-family="Times New Roman" style:font-pitch="variable" style:font-family-generic="roman"/>
    <style:font-face style:name="Cambria" svg:font-family="Cambria" style:font-pitch="variable" style:font-family-generic="roman"/>
    <style:font-face style:name="標楷體" svg:font-family="標楷體" style:font-pitch="fixed" style:font-family-generic="script"/>
    <style:font-face style:name="Calibri Light" svg:font-family="Calibri Light" style:font-pitch="variable" style:font-family-generic="swiss"/>
  </office:font-face-decls>
  <office:automatic-styles>
    <style:style style:name="P1" style:family="paragraph" style:parent-style-name="Normal" style:master-page-name="Standard">
      <style:paragraph-properties fo:text-align="center"/>
    </style:style>
    <style:style style:name="T1_1" style:family="text">
      <style:text-properties style:font-name="標楷體" fo:font-size="13.5pt" style:font-name-asian="標楷體" style:font-size-asian="13.5pt" style:font-size-complex="13.5pt" fo:font-weight="bold" style:font-weight-asian="bold"/>
    </style:style>
    <style:style style:name="T1_2" style:family="text">
      <style:text-properties style:font-name="標楷體" fo:font-size="13.5pt" style:font-name-asian="標楷體" style:font-size-asian="13.5pt" style:font-size-complex="13.5pt" fo:font-weight="bold" style:font-weight-asian="bold"/>
    </style:style>
    <style:style style:name="Table1" style:family="table">
      <style:table-properties table:align="left" style:width="14.633cm" fo:margin-left="0cm"/>
    </style:style>
    <style:style style:name="Column1" style:family="table-column">
      <style:table-column-properties style:column-width="4.586cm"/>
    </style:style>
    <style:style style:name="Column2" style:family="table-column">
      <style:table-column-properties style:column-width="2.768cm"/>
    </style:style>
    <style:style style:name="Column3" style:family="table-column">
      <style:table-column-properties style:column-width="7.28cm"/>
    </style:style>
    <style:style style:name="Row1" style:family="table-row">
      <style:table-row-properties style:min-row-height="0.587cm"/>
    </style:style>
    <style:style style:name="Cell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" style:family="paragraph" style:parent-style-name="Normal">
      <style:paragraph-properties fo:text-align="center"/>
    </style:style>
    <style:style style:name="T2_1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Cell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" style:family="paragraph" style:parent-style-name="Normal"/>
    <style:style style:name="T3_1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T3_2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T3_3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T3_4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Row2" style:family="table-row">
      <style:table-row-properties style:min-row-height="0.587cm"/>
    </style:style>
    <style:style style:name="Cell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" style:family="paragraph" style:parent-style-name="Normal">
      <style:paragraph-properties fo:text-align="center"/>
    </style:style>
    <style:style style:name="T4_1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Cell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" style:family="paragraph" style:parent-style-name="Normal"/>
    <style:style style:name="T5_1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T5_2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T5_3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T5_4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T5_5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T5_6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T5_7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Row3" style:family="table-row">
      <style:table-row-properties style:min-row-height="2.498cm"/>
    </style:style>
    <style:style style:name="Cell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" style:family="paragraph" style:parent-style-name="Normal">
      <style:paragraph-properties fo:text-align="center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6_1" style:family="text"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Cell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" style:family="paragraph" style:parent-style-name="Normal">
      <style:paragraph-properties fo:text-align="center"/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Row4" style:family="table-row">
      <style:table-row-properties style:min-row-height="2.498cm"/>
    </style:style>
    <style:style style:name="Cell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" style:family="paragraph" style:parent-style-name="Normal">
      <style:paragraph-properties fo:text-align="center"/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Cell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" style:family="paragraph" style:parent-style-name="Normal">
      <style:paragraph-properties fo:text-align="center"/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Row5" style:family="table-row">
      <style:table-row-properties style:min-row-height="2.498cm"/>
    </style:style>
    <style:style style:name="Cell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" style:family="paragraph" style:parent-style-name="Normal">
      <style:paragraph-properties fo:text-align="center"/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Cell1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" style:family="paragraph" style:parent-style-name="Normal">
      <style:paragraph-properties fo:text-align="center"/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Row6" style:family="table-row">
      <style:table-row-properties style:min-row-height="2.498cm"/>
    </style:style>
    <style:style style:name="Cell1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" style:family="paragraph" style:parent-style-name="Normal">
      <style:paragraph-properties fo:text-align="center"/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Cell1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" style:family="paragraph" style:parent-style-name="Normal">
      <style:paragraph-properties fo:text-align="center"/>
      <style:text-properties style:font-name="標楷體" fo:font-size="11.5pt" style:font-name-asian="標楷體" style:font-size-asian="11.5pt" style:font-size-complex="11.5pt" fo:language="en" fo:language-asian="zh" fo:language-complex="ar" fo:country="US" fo:country-asian="TW" fo:country-complex="SA" style:letter-kerning="true"/>
    </style:style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Normal">
      <style:text-properties style:font-name="標楷體" fo:font-size="13.5pt" style:font-name-asian="標楷體" style:font-size-asian="13.5pt" style:font-size-complex="13.5pt" fo:font-weight="bold" style:font-weight-asian="bold"/>
    </style:style>
  </office:automatic-styles>
  <office:body>
    <office:text>
      <text:p text:style-name="P1"><text:span text:style-name="T1_1">改善</text:span><text:span text:style-name="T1_2">照片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"><text:span text:style-name="T2_1">地點</text:span></text:p>
          </table:table-cell>
          <table:table-cell table:style-name="Cell2" table:number-columns-spanned="2">
            <text:p text:style-name="P3"><text:span text:style-name="T3_1">龜山區</text:span><text:span text:style-name="T3_2">A</text:span><text:span text:style-name="T3_3">7</text:span><text:span text:style-name="T3_4">重劃區</text:span></text:p>
          </table:table-cell>
          <table:covered-table-cell/>
        </table:table-row>
        <table:table-row table:style-name="Row2">
          <table:table-cell table:style-name="Cell3">
            <text:p text:style-name="P4"><text:span text:style-name="T4_1">時間</text:span></text:p>
          </table:table-cell>
          <table:table-cell table:style-name="Cell4" table:number-columns-spanned="2">
            <text:p text:style-name="P5"><text:span text:style-name="T5_1">11</text:span><text:span text:style-name="T5_2">1</text:span><text:span text:style-name="T5_3">/</text:span><text:span text:style-name="T5_4">10</text:span><text:span text:style-name="T5_5">/</text:span><text:span text:style-name="T5_6">2</text:span><text:span text:style-name="T5_7">1.24</text:span></text:p>
          </table:table-cell>
          <table:covered-table-cell/>
        </table:table-row>
        <table:table-row table:style-name="Row3">
          <table:table-cell table:style-name="Cell5" table:number-columns-spanned="2">
            <text:p text:style-name="P6"><draw:frame svg:x="0cm" svg:y="0cm" svg:width="3.678cm" svg:height="4.906cm" draw:style-name="FR1" text:anchor-type="as-char" draw:z-index="0"><draw:image xlink:href="Pictures/image1.jpeg" xlink:type="simple" xlink:show="embed" xlink:actuate="onLoad"/></draw:frame><text:span text:style-name="T6_1"><text:s text:c="15"/></text:span></text:p>
          </table:table-cell>
          <table:covered-table-cell/>
          <table:table-cell table:style-name="Cell6">
            <text:p text:style-name="P7"><draw:frame svg:x="0cm" svg:y="0cm" svg:width="3.689cm" svg:height="4.921cm" draw:style-name="FR2" text:anchor-type="as-char" draw:z-index="0"><draw:image xlink:href="Pictures/image2.jpeg" xlink:type="simple" xlink:show="embed" xlink:actuate="onLoad"/></draw:frame></text:p>
          </table:table-cell>
        </table:table-row>
        <table:table-row table:style-name="Row4">
          <table:table-cell table:style-name="Cell7" table:number-columns-spanned="2">
            <text:p text:style-name="P8"><draw:frame svg:x="0cm" svg:y="0cm" svg:width="3.59cm" svg:height="4.789cm" draw:style-name="FR3" text:anchor-type="as-char" draw:z-index="0"><draw:image xlink:href="Pictures/image3.jpeg" xlink:type="simple" xlink:show="embed" xlink:actuate="onLoad"/></draw:frame></text:p>
          </table:table-cell>
          <table:covered-table-cell/>
          <table:table-cell table:style-name="Cell8">
            <text:p text:style-name="P9"><draw:frame svg:x="0cm" svg:y="0cm" svg:width="3.689cm" svg:height="4.921cm" draw:style-name="FR4" text:anchor-type="as-char" draw:z-index="0"><draw:image xlink:href="Pictures/image4.jpeg" xlink:type="simple" xlink:show="embed" xlink:actuate="onLoad"/></draw:frame></text:p>
          </table:table-cell>
        </table:table-row>
        <table:table-row table:style-name="Row5">
          <table:table-cell table:style-name="Cell9" table:number-columns-spanned="2">
            <text:p text:style-name="P10"><draw:frame svg:x="0cm" svg:y="0cm" svg:width="3.616cm" svg:height="4.823cm" draw:style-name="FR5" text:anchor-type="as-char" draw:z-index="0"><draw:image xlink:href="Pictures/image5.jpeg" xlink:type="simple" xlink:show="embed" xlink:actuate="onLoad"/></draw:frame></text:p>
          </table:table-cell>
          <table:covered-table-cell/>
          <table:table-cell table:style-name="Cell10">
            <text:p text:style-name="P11"><draw:frame svg:x="0cm" svg:y="0cm" svg:width="3.63cm" svg:height="4.842cm" draw:style-name="FR6" text:anchor-type="as-char" draw:z-index="0"><draw:image xlink:href="Pictures/image6.jpeg" xlink:type="simple" xlink:show="embed" xlink:actuate="onLoad"/></draw:frame></text:p>
          </table:table-cell>
        </table:table-row>
        <table:table-row table:style-name="Row6">
          <table:table-cell table:style-name="Cell11" table:number-columns-spanned="2">
            <text:p text:style-name="P12"><draw:frame svg:x="0cm" svg:y="0cm" svg:width="3.644cm" svg:height="4.861cm" draw:style-name="FR7" text:anchor-type="as-char" draw:z-index="0"><draw:image xlink:href="Pictures/image7.jpeg" xlink:type="simple" xlink:show="embed" xlink:actuate="onLoad"/></draw:frame></text:p>
          </table:table-cell>
          <table:covered-table-cell/>
          <table:table-cell table:style-name="Cell12">
            <text:p text:style-name="P13"><draw:frame svg:x="0cm" svg:y="0cm" svg:width="3.661cm" svg:height="4.884cm" draw:style-name="FR8" text:anchor-type="as-char" draw:z-index="0"><draw:image xlink:href="Pictures/image8.jpeg" xlink:type="simple" xlink:show="embed" xlink:actuate="onLoad"/></draw:frame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新細明體" svg:font-family="新細明體" style:font-pitch="variable" style:font-family-generic="roman"/>
    <style:font-face style:name="Times New Roman" svg:font-family="Times New Roman" style:font-pitch="variable" style:font-family-generic="roman"/>
    <style:font-face style:name="Cambria" svg:font-family="Cambria" style:font-pitch="variable" style:font-family-generic="roman"/>
    <style:font-face style:name="標楷體" svg:font-family="標楷體" style:font-pitch="fixed" style:font-family-generic="script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orphans="2" fo:widows="2" style:tab-stop-distance="0.847cm"/>
      <style:text-properties style:use-window-font-color="true" style:font-name="Calibri" fo:font-size="10pt" style:font-name-asian="新細明體" style:font-size-asian="10pt" style:font-name-complex="Times New Roman" style:font-size-complex="10pt" fo:language="en" fo:language-asian="zh" fo:language-complex="ar" fo:country="US" fo:country-asian="TW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 style:letter-kerning="tru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Balloon_20_Text" style:display-name="Balloon Text" style:family="paragraph" style:parent-style-name="Normal">
      <style:text-properties style:font-name="Cambria" fo:font-size="9pt" style:font-size-asian="9pt" style:font-size-complex="9pt"/>
    </style:style>
    <style:style style:name="註解方塊文字_20_字元" style:display-name="註解方塊文字 字元" style:family="text">
      <style:text-properties style:font-name="Cambria" fo:font-size="9pt" style:font-name-asian="新細明體" style:font-size-asian="9pt" style:font-name-complex="Times New Roman" style:font-size-complex="9pt"/>
    </style:style>
    <style:style style:name="Head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fo:font-size="10pt" style:font-size-asian="10pt" style:font-size-complex="10pt"/>
    </style:style>
    <style:style style:name="頁首_20_字元" style:display-name="頁首 字元" style:family="text">
      <style:text-properties style:letter-kerning="true"/>
    </style:style>
    <style:style style:name="Foot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fo:font-size="10pt" style:font-size-asian="10pt" style:font-size-complex="10pt"/>
    </style:style>
    <style:style style:name="頁尾_20_字元" style:display-name="頁尾 字元" style:family="text">
      <style:text-properties style:letter-kerning="tru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9.2</meta:generator>
    <dc:title/>
    <meta:initial-creator>1185</meta:initial-creator>
    <meta:creation-date>2022-02-07T01:49:00</meta:creation-date>
    <dc:creator>暐鴻 方</dc:creator>
    <dc:date>2022-10-24T10:45:00</dc:date>
    <meta:print-date>2021-08-26T08:56:00</meta:print-date>
    <meta:editing-cycles>25</meta:editing-cycles>
    <meta:editing-duration>PT3H29M</meta:editing-duration>
    <meta:document-statistic meta:page-count="1" meta:paragraph-count="1" meta:row-count="1" meta:word-count="10" meta:character-count="70" meta:non-whitespace-character-count="61"/>
  </office:meta>
</office:document-meta>
</file>